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00000019C000001C2EA801861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3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1" draw:layer="layout" svg:width="3.368cm" svg:height="3.8cm" svg:x="16.032cm" svg:y="13.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text-style-name="P1" draw:layer="layout" svg:width="1.5cm" svg:height="1.7cm" svg:x="16.7cm" svg:y="14.6cm">
          <draw:image xlink:href="Pictures/100002000000019C000001C2EA801861.png" xlink:type="simple" xlink:show="embed" xlink:actuate="onLoad">
            <text:p/>
          </draw:image>
        </draw:frame>
        <draw:custom-shape draw:style-name="gr3" draw:text-style-name="P1" draw:layer="layout" svg:width="5.8cm" svg:height="1.811cm" svg:x="7.332cm" svg:y="12.8cm">
          <text:p text:style-name="P1">Resource to RDF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cm" svg:height="0.8cm" svg:x="13.6cm" svg:y="1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1cm" svg:height="0.8cm" svg:x="4.9cm" svg:y="1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5.8cm" svg:height="1.811cm" svg:x="7.4cm" svg:y="15.2cm">
          <text:p text:style-name="P1">RDF to resourc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cm" svg:height="0.8cm" svg:x="4.8cm" svg:y="15.7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2cm" svg:height="0.8cm" svg:x="13.4cm" svg:y="15.5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2.86cm" svg:height="0.963cm" svg:x="1.6cm" svg:y="13.237cm">
          <draw:text-box>
            <text:p>Request</text:p>
          </draw:text-box>
        </draw:frame>
        <draw:frame draw:style-name="gr5" draw:layer="layout" svg:width="3.351cm" svg:height="0.963cm" svg:x="1.049cm" svg:y="15.637cm">
          <draw:text-box>
            <text:p>Response</text:p>
          </draw:text-box>
        </draw:frame>
        <draw:frame draw:style-name="gr6" draw:text-style-name="P2" draw:layer="layout" svg:width="2.161cm" svg:height="1.263cm" svg:x="4.6cm" svg:y="17.837cm">
          <draw:text-box>
            <text:p text:style-name="P2"><text:span text:style-name="T1">HTT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6T10:59:22.31</meta:creation-date>
    <dc:date>2012-03-26T11:07:17.63</dc:date>
    <meta:editing-duration>P0D</meta:editing-duration>
    <meta:editing-cycles>1</meta:editing-cycles>
    <meta:document-statistic meta:object-count="11"/>
    <meta:generator>LibreOffice/3.5$Windows_x86 LibreOffice_project/7e68ba2-a744ebf-1f241b7-c506db1-7d53735</meta:generator>
  </office:meta>
</office:document-meta>
</file>